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paragraph-rsid="000c4b21"/>
    </style:style>
    <style:style style:name="P2" style:family="paragraph" style:parent-style-name="Heading_20_2">
      <style:paragraph-properties fo:text-align="center" style:justify-single-word="false"/>
      <style:text-properties fo:font-style="normal" fo:font-weight="normal" officeooo:rsid="00de4846" officeooo:paragraph-rsid="000c4b2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de4846" officeooo:paragraph-rsid="000c4b2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df10be" officeooo:paragraph-rsid="000c4b2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df2724" officeooo:paragraph-rsid="000c4b2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df2a53" officeooo:paragraph-rsid="000c4b2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e05ba7" officeooo:paragraph-rsid="000c4b2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erif" fo:font-style="italic" fo:font-weight="normal" officeooo:rsid="00df2a53" officeooo:paragraph-rsid="000c4b21" style:font-style-asian="italic" style:font-weight-asian="normal" style:font-style-complex="italic" style:font-weight-complex="normal"/>
    </style:style>
    <style:style style:name="T1" style:family="text">
      <style:text-properties officeooo:rsid="0021b70c"/>
    </style:style>
    <style:style style:name="T2" style:family="text">
      <style:text-properties officeooo:rsid="027663ef"/>
    </style:style>
    <style:style style:name="T3" style:family="text">
      <style:text-properties officeooo:rsid="00df10be"/>
    </style:style>
    <style:style style:name="T4" style:family="text">
      <style:text-properties officeooo:rsid="039cd05f"/>
    </style:style>
    <style:style style:name="T5" style:family="text">
      <style:text-properties officeooo:rsid="0274a8e1"/>
    </style:style>
    <style:style style:name="T6" style:family="text">
      <style:text-properties officeooo:rsid="01884528"/>
    </style:style>
    <style:style style:name="T7" style:family="text">
      <style:text-properties officeooo:rsid="0274e6e9"/>
    </style:style>
    <style:style style:name="T8" style:family="text">
      <style:text-properties fo:font-style="normal" officeooo:rsid="00e05ba7" style:font-style-asian="normal" style:font-style-complex="normal"/>
    </style:style>
    <style:style style:name="T9" style:family="text">
      <style:text-properties fo:font-style="normal" fo:font-weight="normal" officeooo:rsid="00e05ba7" style:font-style-asian="normal" style:font-weight-asian="normal" style:font-style-complex="normal" style:font-weight-complex="normal"/>
    </style:style>
    <style:style style:name="T10" style:family="text">
      <style:text-properties officeooo:rsid="00e05ba7"/>
    </style:style>
    <style:style style:name="T11" style:family="text">
      <style:text-properties officeooo:rsid="0020fce5"/>
    </style:style>
    <style:style style:name="T12" style:family="text">
      <style:text-properties officeooo:rsid="039e05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/>
      <text:p text:style-name="P3"/>
      <text:p text:style-name="P3">А в получасовые перерывы для отдыха мы играем в «козла» и разговариваем.</text:p>
      <text:p text:style-name="P3">Кроме мужиков здесь отдыхает весовщица Валя, ещё пара баб помоложе, а иногда приходит технолог Валя.</text:p>
      <text:p text:style-name="P3">Крупная женщина, мечта поэта, но я с этим уже завязал.</text:p>
      <text:p text:style-name="P3">Грузчиков в бытовке четверо, <text:span text:style-name="T3">но старый Миша всё время молчит и ни во что не встревает. Даже в «козла» редко садится.</text:span></text:p>
      <text:p text:style-name="P4">А вот Володька Каверин, с рыжеватыми усами в тонкую скобку, криклив и запальчив, но грузчик Саша, с тёмными усами подстриженными щёточкой, сдерживает его порывы.</text:p>
      <text:p text:style-name="P4">Он высокий, спокойный, надёжный и — как тесен мир! — он муж той самой Вали, что напечатала на машинке сборник моих переводов.</text:p>
      <text:p text:style-name="P4">Четвёртый грузчик, Ваня, брит и круглолиц. </text:p>
      <text:p text:style-name="P4">Он иногда грозится набить мне ебальник за некоторые мои слова, но я в этом сомневаюсь — по лицу видно, что мужик он добрый.</text:p>
      <text:p text:style-name="P4"><text:span text:style-name="T4">Вместе с тем, о</text:span>н женоненавистник и, удерживая в ладони костяшки домино, опять начинает доказывать какие они все <text:span text:style-name="T5">стервы</text:span>:</text:p>
      <text:p text:style-name="P4">- Лежу я на ней, пыхчу, наяриваю, из кожи лезу, а она — глаза в потолок — «ой, Ваня! там в углу <text:span text:style-name="T5">такая</text:span> паутин<text:span text:style-name="T5">а</text:span>!» Ну, не суки они <text:span text:style-name="T5">после этого</text:span>?</text:p>
      <text:p text:style-name="P4">Тут и святой не удержится, <text:span text:style-name="T5">чтобы</text:span> не вставить слова:</text:p>
      <text:p text:style-name="P4">- Да, Ваня,- говорю я,- как после такого не стать голубым?</text:p>
      <text:p text:style-name="P4">Он снова грозится разбить мне ебальник, а я соглашаюсь, но, чур, ниже пояса не бить; и ему вдруг доходит насколько ошибочно наименование «лица» в обиходной речи.</text:p>
      <text:p text:style-name="P4"/>
      <text:p text:style-name="P4">В конце зимы работники фабрики ежегодно ездят с трёхдневной экскурсией в Москву. Не все, конечно, а желающие.</text:p>
      <text:p text:style-name="P4">Технолог Валя спросила нет ли у меня желания. Пришлось признаться, что у меня денег едва хватит до получки дотянуть.</text:p>
      <text:p text:style-name="P4">- Ой, ладно, - сказала она,- проезд и питание оплачивает профсоюз. Туда можно и с троячкой съездить.</text:p>
      <text:p text:style-name="P5">Это был вызов эксперименталисту.</text:p>
      <text:p text:style-name="P5">Я записался на экскурсию и приготовил три рубля.</text:p>
      <text:p text:style-name="P5"/>
      <text:p text:style-name="P5">В Москву мы приехали вечером; небольшую колонну экскурсантов возглавил Юра и через необъятный Киевский вокзал вывел на площадь; не первый год в экскурсию ездит. </text:p>
      <text:p text:style-name="P5">Я замыкал шествие, сунув руки в пустые карманы демисезонного пальто-шинелки.</text:p>
      <text:p text:style-name="P5">На площади нас уже ждал автобус, чтоб отвезти по вечерней Москве на Красную площадь.</text:p>
      <text:p text:style-name="P5">Там все вышли, <text:span text:style-name="T6">чтобы </text:span><text:s/>пройти мимо мумии Ленина в Мавзолее. Остались лишь водитель, экскурсовод Оля да я.</text:p>
      <text:p text:style-name="P5">- А вы что не идёте?- спросила Оля.</text:p>
      <text:p text:style-name="P5">- Не люблю покойников.</text:p>
      <text:p text:style-name="P5">Водитель слегка оглянулся от своего руля.</text:p>
      <text:p text:style-name="P5">Как видно на тёмную Красную площадь ещё подошли автобусы с экскурсантами со всех сторон <text:span text:style-name="T4">нашей </text:span>необъятной страны, потому что водитель открыл дверь и внутрь поднялись ещё три девушки экскурсовода.</text:p>
      <text:p text:style-name="P5">Они все знали одна другую и бойко общались о раскладах в своём экскурсионном бюро и про всякое другое.</text:p>
      <text:p text:style-name="P5">Одна из девушек, по-видимому, недавно выучила новое слово от кого-то из экскурсантов, потому что часто повторяла:</text:p>
      <text:p text:style-name="P5">- Я вся такая заиндевелая!</text:p>
      <text:p text:style-name="P5">Я придержал язык, чтобы не ляпнуть:</text:p>
      <text:p text:style-name="P5"><text:soft-page-break/>- Смотри, не обляденей.</text:p>
      <text:p text:style-name="P5">В конце концов, тут столица, а не бытовка «<text:span text:style-name="T4">Т</text:span>ряпок».</text:p>
      <text:p text:style-name="P5"/>
      <text:p text:style-name="P5">Вторсырьевцы вернулись с морозной площади, ухая от холода и потирая плечи своих пальто и курток — священный долг отдан.</text:p>
      <text:p text:style-name="P5">Нас отвезли в район ВДНХ, в гостиницу построенную в конце пятидесятых для участников <text:span text:style-name="T7">В</text:span>семирного фестиваля молодёжи и студентов.</text:p>
      <text:p text:style-name="P6">Экскурсовод уточнила детали дальнейшего сотрудничества — на <text:s/>утро третьего дня автобус придёт отвезти нас на вокзал; ведь нам интереснее магазины, чем «посмотрите налево — посмотрите направо», не так ли? </text:p>
      <text:p text:style-name="P6">Все хором сказали, что так.</text:p>
      <text:p text:style-name="P6"/>
      <text:p text:style-name="P6">Питались мы в отдельном здании столовой по талонам. </text:p>
      <text:p text:style-name="P6">Работница столовой порекомендовала мне не оставлять пальто на вешалке в конце зала.</text:p>
      <text:p text:style-name="P6">- Но без пальто удобней есть.</text:p>
      <text:p text:style-name="P6">- Глянь, Вера!- крикнула она другой работнице.- Тут ещё один гость из коммунизма!</text:p>
      <text:p text:style-name="P6">Поскольку магазины меня никак не интересовали, я в основном гулял по району, <text:s/>катался на троллейбусе аж до конечной и даже нашёл киоск, где продавалась «Morning Star». </text:p>
      <text:p text:style-name="P6">В Конотоп, из-за заварухи в Польше, <text:span text:style-name="T7">газета</text:span> стала поступать с перебоями, наверное, они неверно <text:span text:style-name="T7">освещали</text:span> <text:span text:style-name="T7">там польские </text:span>события.</text:p>
      <text:p text:style-name="P6">На три рубля шибко не разгонишься, но я-таки сходил на исторический боевик с Караченцовым в главной роли.</text:p>
      <text:p text:style-name="P6"/>
      <text:p text:style-name="P8"><text:span text:style-name="T6">(...н</text:span>аши, вобщем-<text:span text:style-name="T4">то</text:span>, могут сделать пятнадцать минут экранного времени интересным, но остальные час двадцать <text:span text:style-name="T8">— </text:span>полная тягомотина...<text:span text:style-name="T6">)</text:span></text:p>
      <text:p text:style-name="P8"/>
      <text:p text:style-name="P6">В гостиницу «Полярная» я поехал на метро.</text:p>
      <text:p text:style-name="P6">По случаю дневного времени в тамошнем ресторане кормили явн<text:span text:style-name="T7">ых</text:span> экскурсантов, потому что те сидели за столами впритык друг к другу, <text:span text:style-name="T7">все</text:span> в своих шубах и пальто.</text:p>
      <text:p text:style-name="P6">Я попросил мужика в пиджаке позвать официанта Николая, но тот только пожал плечами. Тогда я потребовал метрдотеля.</text:p>
      <text:p text:style-name="P6">Вышла высокая женщина в таком же пиджаке.</text:p>
      <text:p text:style-name="P6">- Год назад я ужинал в вашем ресторане. При расчёте у меня не хватила рубля. Я обещал официанту занести позд<text:span text:style-name="T10">н</text:span>ее. Зовут его Николай; лицо умное, круглое. Передайте ему, пожалуйста.</text:p>
      <text:p text:style-name="P7">И я протянул ей рублёвку. </text:p>
      <text:p text:style-name="P7">Она молча приняла.</text:p>
      <text:p text:style-name="P7"><text:span text:style-name="T2">И</text:span> я нашёл <text:span text:style-name="T2">ещё одно </text:span>место бесплатного времяпрепровождения — ЦБ им. <text:span text:style-name="T2">В. И. </text:span>Ленина.</text:p>
      <text:p text:style-name="P1">По р<text:span text:style-name="T1">á</text:span>зовому билету. <text:s/><text:span text:style-name="T11"><text:s text:c="2"/></text:span></text:p>
      <text:p text:style-name="P1">Шикарно<text:span text:style-name="T11">е место эта Центральная Библиотека имени Ленина</text:span>. Помесь театра с вокзалом. <text:span text:style-name="T11">Короче сказать </text:span><text:span text:style-name="T9">— </text:span>грамоты храм. </text:p>
      <text:p text:style-name="P1">Двери высоченные и даже на ручке надпись <text:span text:style-name="T11">для грамотных </text:span>«к себе». </text:p>
      <text:p text:style-name="P1">Ну, к себе — к себе. </text:p>
      <text:p text:style-name="P1">Потянул <text:span text:style-name="T11">я</text:span>, <text:span text:style-name="T11">а </text:span>там <text:span text:style-name="T2">опять</text:span> двери <text:span text:style-name="T2">и уже за ними, и за окошком, в котором дают билет по паспорту,</text:span> большой зал. </text:p>
      <text:p text:style-name="P1"><text:span text:style-name="T11">Он оказался раздевалкой</text:span>, <text:span text:style-name="T11">но с</text:span> колоннами, а в дальнем конце <text:span text:style-name="T11">зала </text:span>лестница мраморная, молочного цвета. </text:p>
      <text:p text:style-name="P1">А <text:span text:style-name="T11">по</text:span> зал<text:span text:style-name="T11">у</text:span> <text:span text:style-name="T2">тому </text:span>снуёт сплошная дружба народов — бирманцы с сенегальцами; хотя, и белых немало <text:span text:style-name="T11">попадается</text:span>. </text:p>
      <text:p text:style-name="P1">И гляжу — неравновесно <text:span text:style-name="T11">как-то получается</text:span>: с левого боку гардеробщики <text:span text:style-name="T11">за мраморным барьером </text:span>мотаются с пальт<text:span text:style-name="T11">о</text:span> да номерками — <text:span text:style-name="T11">туда-сюда, туда-сюда — но о</text:span>чередь к ним не <text:soft-page-break/>иссякает; а с правого — стоят, бездельем маются. </text:p>
      <text:p text:style-name="P1">Жалко <text:span text:style-name="T11">мне </text:span>их стало, подхожу, сво<text:span text:style-name="T11">ё</text:span> пальт<text:span text:style-name="T11">о-шинелку</text:span> на <text:span text:style-name="T11">беломраморный барьер</text:span> перед ними скинул <text:span text:style-name="T12">и</text:span> жду. Так хоть бы шевельнулись! </text:p>
      <text:p text:style-name="P1">Потом один <text:span text:style-name="T11">мне </text:span>барственно так поясняет: здесь, мол, только для академиков. </text:p>
      <text:p text:style-name="P1"><text:span text:style-name="T11">Ни хрена себе</text:span> сегрегаци<text:span text:style-name="T11">я</text:span> с дискриминацией! Иль сожрёт моё пальто ихние шубы академические? </text:p>
      <text:p text:style-name="P1">Короче, <text:span text:style-name="T11">по</text:span>благодар<text:span text:style-name="T11">ил</text:span> за информацию и — к раздевалкам напротив. </text:p>
      <text:p text:style-name="P1">Потом к лестнице молочно мраморной. Там билеты проверяют, ещё пару бумажек дают и <text:span text:style-name="T11">только потом </text:span>запускают, а рядом два милиционера — для порядку. </text:p>
      <text:p text:style-name="P1">На втором этаже, над раздевалками, ящики каталогов — шеренгами, смахивают на автоматические камеры хранения, только цвет деревянный. </text:p>
      <text:p text:style-name="P1">Посмотрел я по карточкам — есть Фрейд, изданные его лекции изданные изданные, по случаю какого там юбилея. Всего-то 60 страниц. </text:p>
      <text:p text:style-name="P1">Выписываю все индексы и данные этой книжечки, иду в читальный зал. Ликую! </text:p>
      <text:p text:style-name="P1">Дежурная в заявку мою глянула, аж взвизгнула, словно караул скликает: Фрейд?!! </text:p>
      <text:p text:style-name="P1">Вы, не ошиблись, отвечаю, его, <text:span text:style-name="T11">голубчика, </text:span>пожалуйста. </text:p>
      <text:p text:style-name="P1">Не тут-то было. Чтоб допустили к этой книжечке, говорит <text:span text:style-name="T11">она мне</text:span>, нужна, как минимум степень кандидата соответствующих наук, и ещё московская прописка (разовый билет не <text:span text:style-name="T11">катит</text:span>), а также особая бумажка из учёных Олимпов, что мне дозвол<text:span text:style-name="T11">яется</text:span> его почитать. Ликование моё утихло и в таком отупело утихомиренном состоянии спустился я по пастеризованной лестнице и — на выход. </text:p>
      <text:p text:style-name="P1">Выхожу, значит, на улицу и такой <text:span text:style-name="T11">я </text:span>ко всему спокойный. </text:p>
      <text:p text:style-name="P1">Никуда не тянет, ничего неохота. </text:p>
      <text:p text:style-name="P1">Дошёл до перехода, где в метро спускаться, приткнулся <text:span text:style-name="T11">задом </text:span>к парапету, на ЦБ вылупился, а в голове пусто-пусто, лишь где-то по задворкам бродит шевченковское: </text:p>
      <text:p text:style-name="P1"><text:tab/><text:tab/><text:tab/>«чужому навчайтесь... свого не цурайтесь...». </text:p>
      <text:p text:style-name="P1">Люди добрые! Где я? </text:p>
      <text:p text:style-name="P1">Огромный домина, по фронтону отакенными <text:span text:style-name="T1">буквищами «</text:span>Центральная Библиотека им. В. И. Ленина». Так он же для чего старался? Чтобы рабочие могли книжки читать! </text:p>
      <text:p text:style-name="P1"><text:span text:style-name="T1">Нам в</text:span>сем поголовно вдалбливают его главный наказ: «Учиться, учиться и учиться». </text:p>
      <text:p text:style-name="P1">И что же <text:span text:style-name="T1">теперь выходит</text:span>? </text:p>
      <text:p text:style-name="P1">До Великой Октябрьской революции, в 1913 году, любой рабочий мог заглянуть в книжную лавку и купить эти лекции на 60 страниц, после той же самой революции в ЦБ имени Ленина мне сказали: «хрена тебе, а не книжку, потому что ты — рабочий». </text:p>
      <text:p text:style-name="P1"><text:span text:style-name="T1">Т</text:span>ак и стою, <text:span text:style-name="T1">врастаю</text:span> в парапет, <text:s/>и такая во мне тишь и <text:span text:style-name="T1">кристалличность</text:span>. </text:p>
      <text:p text:style-name="P1">Очнулся <text:span text:style-name="T1">только</text:span>, когда со всех сторон скребёж поднялся. </text:p>
      <text:p text:style-name="P1">Гляжу — с полдюжины рабочих лопатами снег счищают. Солнце яркое, а они скребут да на меня поглядывают, будто ждут чего. </text:p>
      <text:p text:style-name="P1">А что <text:span text:style-name="T1">я </text:span>дам? Сам несолоно хлебавши. </text:p>
      <text:p text:style-name="P1">Или здесь тоже хотят <text:span text:style-name="T6">по</text:span>чистить? </text:p>
      <text:p text:style-name="P1">Ну, <text:span text:style-name="T1">отклеился я</text:span> <text:span text:style-name="T2">от парапета </text:span>и — в переход, поглубже от сияющих вершин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17:24.519921701</meta:creation-date>
    <dc:date>2017-03-03T17:17:30.461880025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6" meta:word-count="1249" meta:character-count="7987" meta:non-whitespace-character-count="6750"/>
    <meta:generator>LibreOffice/4.3.3.2$Linux_x86 LibreOffice_project/430m0$Build-2</meta:generator>
  </office:meta>
</office:document-meta>
</file>